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130.85pt">
            <draw:object draw:notify-on-update-of-ranges="Sheet1.A2:Sheet1.A2 Sheet1.A3:Sheet1.A10 Sheet1.B2:Sheet1.B2 Sheet1.B3:Sheet1.B10 Sheet1.C2:Sheet1.C2 Sheet1.C3:Sheet1.C10 Sheet1.D2:Sheet1.D2 Sheet1.D3:Sheet1.D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5" table:number-rows-spanned="1">
            <text:p>./file_encryptor -w/dev/null -s$s -t$nr_thread calgary512M =&gt; avg_TP (Mbps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r_threads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7.87" calcext:value-type="float">
            <text:p>3107.87</text:p>
          </table:table-cell>
          <table:table-cell office:value-type="float" office:value="2518.8" calcext:value-type="float">
            <text:p>2518.8</text:p>
          </table:table-cell>
          <table:table-cell office:value-type="float" office:value="13844.9" calcext:value-type="float">
            <text:p>13844.9</text:p>
          </table:table-cell>
          <table:table-cell office:value-type="float" office:value="8345.7" calcext:value-type="float">
            <text:p>834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5.9" calcext:value-type="float">
            <text:p>5375.9</text:p>
          </table:table-cell>
          <table:table-cell office:value-type="float" office:value="5030.53" calcext:value-type="float">
            <text:p>5030.53</text:p>
          </table:table-cell>
          <table:table-cell office:value-type="float" office:value="19535" calcext:value-type="float">
            <text:p>19535</text:p>
          </table:table-cell>
          <table:table-cell office:value-type="float" office:value="13642.1" calcext:value-type="float">
            <text:p>1364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22.47" calcext:value-type="float">
            <text:p>7322.47</text:p>
          </table:table-cell>
          <table:table-cell office:value-type="float" office:value="7597.57" calcext:value-type="float">
            <text:p>7597.57</text:p>
          </table:table-cell>
          <table:table-cell office:value-type="float" office:value="21279.6" calcext:value-type="float">
            <text:p>21279.6</text:p>
          </table:table-cell>
          <table:table-cell office:value-type="float" office:value="18030.6" calcext:value-type="float">
            <text:p>1803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57.43" calcext:value-type="float">
            <text:p>7857.43</text:p>
          </table:table-cell>
          <table:table-cell office:value-type="float" office:value="10089.9" calcext:value-type="float">
            <text:p>10089.9</text:p>
          </table:table-cell>
          <table:table-cell office:value-type="float" office:value="19928.4" calcext:value-type="float">
            <text:p>19928.4</text:p>
          </table:table-cell>
          <table:table-cell office:value-type="float" office:value="20356.4" calcext:value-type="float">
            <text:p>2035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1.6" calcext:value-type="float">
            <text:p>8001.6</text:p>
          </table:table-cell>
          <table:table-cell office:value-type="float" office:value="12627.6" calcext:value-type="float">
            <text:p>12627.6</text:p>
          </table:table-cell>
          <table:table-cell office:value-type="float" office:value="19378.8" calcext:value-type="float">
            <text:p>19378.8</text:p>
          </table:table-cell>
          <table:table-cell office:value-type="float" office:value="22666.6" calcext:value-type="float">
            <text:p>2266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28.2" calcext:value-type="float">
            <text:p>8728.2</text:p>
          </table:table-cell>
          <table:table-cell office:value-type="float" office:value="15093" calcext:value-type="float">
            <text:p>15093</text:p>
          </table:table-cell>
          <table:table-cell office:value-type="float" office:value="18852.4" calcext:value-type="float">
            <text:p>18852.4</text:p>
          </table:table-cell>
          <table:table-cell office:value-type="float" office:value="24207.1" calcext:value-type="float">
            <text:p>2420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30.9" calcext:value-type="float">
            <text:p>9130.9</text:p>
          </table:table-cell>
          <table:table-cell office:value-type="float" office:value="17425.3" calcext:value-type="float">
            <text:p>17425.3</text:p>
          </table:table-cell>
          <table:table-cell office:value-type="float" office:value="18420.7" calcext:value-type="float">
            <text:p>18420.7</text:p>
          </table:table-cell>
          <table:table-cell office:value-type="float" office:value="24805.6" calcext:value-type="float">
            <text:p>2480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24.3" calcext:value-type="float">
            <text:p>9324.3</text:p>
          </table:table-cell>
          <table:table-cell office:value-type="float" office:value="19598.6" calcext:value-type="float">
            <text:p>19598.6</text:p>
          </table:table-cell>
          <table:table-cell office:value-type="float" office:value="18103.3" calcext:value-type="float">
            <text:p>18103.3</text:p>
          </table:table-cell>
          <table:table-cell office:value-type="float" office:value="26223.4" calcext:value-type="float">
            <text:p>2622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57:10.010604459</meta:creation-date>
    <dc:date>2018-10-23T19:04:32.638549256</dc:date>
    <meta:editing-duration>PT7M22S</meta:editing-duration>
    <meta:editing-cycles>2</meta:editing-cycles>
    <meta:generator>LibreOffice/6.0.6.2$Linux_X86_64 LibreOffice_project/0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Throughput vary number of threads</text:p>
        </chart:title>
        <chart:legend chart:legend-position="end" svg:x="13.73cm" svg:y="3.454cm" style:legend-expansion="high" chart:style-name="ch3"/>
        <chart:plot-area chart:style-name="ch4" table:cell-range-address="Sheet1.A2:Sheet1.E10" chart:data-source-has-labels="both" svg:x="1.331cm" svg:y="1.275cm" svg:width="12.079cm" svg:height="6.564cm">
          <chartooo:coordinate-region svg:x="2.508cm" svg:y="1.474cm" svg:width="10.808cm" svg:height="5.718cm"/>
          <chart:axis chart:dimension="x" chart:name="primary-x" chart:style-name="ch5" chartooo:axis-type="auto">
            <chartooo:date-scale/>
            <chart:title svg:x="6.532cm" svg:y="8.019cm" chart:style-name="ch6">
              <text:p>nr_threads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937cm" chart:style-name="ch7">
              <text:p>throughput (Mbps)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line">
            <chart:data-point chart:repeated="8"/>
          </chart:series>
          <chart:series chart:style-name="ch10" chart:values-cell-range-address="Sheet1.C3:Sheet1.C10" chart:label-cell-address="Sheet1.C2:Sheet1.C2" chart:class="chart:line">
            <chart:data-point chart:repeated="8"/>
          </chart:series>
          <chart:series chart:style-name="ch11" chart:values-cell-range-address="Sheet1.D3:Sheet1.D10" chart:label-cell-address="Sheet1.D2:Sheet1.D2" chart:class="chart:line">
            <chart:data-point chart:repeated="8"/>
          </chart:series>
          <chart:series chart:style-name="ch12" chart:values-cell-range-address="Sheet1.E3:Sheet1.E10" chart:label-cell-address="Sheet1.E2:Sheet1.E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ce</text:p>
                <draw:g>
                  <svg:desc>Sheet1.B2:Sheet1.B2</svg:desc>
                </draw:g>
              </table:table-cell>
              <table:table-cell office:value-type="string">
                <text:p>sync</text:p>
                <draw:g>
                  <svg:desc>Sheet1.C2:Sheet1.C2</svg:desc>
                </draw:g>
              </table:table-cell>
              <table:table-cell office:value-type="string">
                <text:p>async</text:p>
                <draw:g>
                  <svg:desc>Sheet1.D2:Sheet1.D2</svg:desc>
                </draw:g>
              </table:table-cell>
              <table:table-cell office:value-type="string">
                <text:p>uppe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3107.87">
                <text:p>3107.87</text:p>
                <draw:g>
                  <svg:desc>Sheet1.B3:Sheet1.B10</svg:desc>
                </draw:g>
              </table:table-cell>
              <table:table-cell office:value-type="float" office:value="2518.8">
                <text:p>2518.8</text:p>
                <draw:g>
                  <svg:desc>Sheet1.C3:Sheet1.C10</svg:desc>
                </draw:g>
              </table:table-cell>
              <table:table-cell office:value-type="float" office:value="13844.9">
                <text:p>13844.9</text:p>
                <draw:g>
                  <svg:desc>Sheet1.D3:Sheet1.D10</svg:desc>
                </draw:g>
              </table:table-cell>
              <table:table-cell office:value-type="float" office:value="8345.7">
                <text:p>8345.7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75.9">
                <text:p>5375.9</text:p>
              </table:table-cell>
              <table:table-cell office:value-type="float" office:value="5030.53">
                <text:p>5030.53</text:p>
              </table:table-cell>
              <table:table-cell office:value-type="float" office:value="19535">
                <text:p>19535</text:p>
              </table:table-cell>
              <table:table-cell office:value-type="float" office:value="13642.1">
                <text:p>13642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22.47">
                <text:p>7322.47</text:p>
              </table:table-cell>
              <table:table-cell office:value-type="float" office:value="7597.57">
                <text:p>7597.57</text:p>
              </table:table-cell>
              <table:table-cell office:value-type="float" office:value="21279.6">
                <text:p>21279.6</text:p>
              </table:table-cell>
              <table:table-cell office:value-type="float" office:value="18030.6">
                <text:p>1803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57.43">
                <text:p>7857.43</text:p>
              </table:table-cell>
              <table:table-cell office:value-type="float" office:value="10089.9">
                <text:p>10089.9</text:p>
              </table:table-cell>
              <table:table-cell office:value-type="float" office:value="19928.4">
                <text:p>19928.4</text:p>
              </table:table-cell>
              <table:table-cell office:value-type="float" office:value="20356.4">
                <text:p>20356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01.6">
                <text:p>8001.6</text:p>
              </table:table-cell>
              <table:table-cell office:value-type="float" office:value="12627.6">
                <text:p>12627.6</text:p>
              </table:table-cell>
              <table:table-cell office:value-type="float" office:value="19378.8">
                <text:p>19378.8</text:p>
              </table:table-cell>
              <table:table-cell office:value-type="float" office:value="22666.6">
                <text:p>22666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728.2">
                <text:p>8728.2</text:p>
              </table:table-cell>
              <table:table-cell office:value-type="float" office:value="15093">
                <text:p>15093</text:p>
              </table:table-cell>
              <table:table-cell office:value-type="float" office:value="18852.4">
                <text:p>18852.4</text:p>
              </table:table-cell>
              <table:table-cell office:value-type="float" office:value="24207.1">
                <text:p>2420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30.9">
                <text:p>9130.9</text:p>
              </table:table-cell>
              <table:table-cell office:value-type="float" office:value="17425.3">
                <text:p>17425.3</text:p>
              </table:table-cell>
              <table:table-cell office:value-type="float" office:value="18420.7">
                <text:p>18420.7</text:p>
              </table:table-cell>
              <table:table-cell office:value-type="float" office:value="24805.6">
                <text:p>24805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24.3">
                <text:p>9324.3</text:p>
              </table:table-cell>
              <table:table-cell office:value-type="float" office:value="19598.6">
                <text:p>19598.6</text:p>
              </table:table-cell>
              <table:table-cell office:value-type="float" office:value="18103.3">
                <text:p>18103.3</text:p>
              </table:table-cell>
              <table:table-cell office:value-type="float" office:value="26223.4">
                <text:p>2622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